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re" style:family="table">
      <style:table-properties style:width="17cm" table:align="margins"/>
    </style:style>
    <style:style style:name="Core.A" style:family="table-column">
      <style:table-column-properties style:column-width="4.249cm" style:rel-column-width="16383*"/>
    </style:style>
    <style:style style:name="Core.D" style:family="table-column">
      <style:table-column-properties style:column-width="4.251cm" style:rel-column-width="16386*"/>
    </style:style>
    <style:style style:name="Co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re.D1" style:family="table-cell">
      <style:table-cell-properties fo:padding="0.097cm" fo:border="0.002cm solid #000000"/>
    </style:style>
    <style:style style:name="Core.A2" style:family="table-cell">
      <style:table-cell-properties fo:padding="0.097cm" fo:border-left="0.002cm solid #000000" fo:border-right="none" fo:border-top="none" fo:border-bottom="0.002cm solid #000000"/>
    </style:style>
    <style:style style:name="Cor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E</text:p>
      <table:table table:name="Core" table:style-name="Core">
        <table:table-column table:style-name="Core.A" table:number-columns-repeated="3"/>
        <table:table-column table:style-name="Core.D"/>
        <table:table-row>
          <table:table-cell table:style-name="Core.A1" office:value-type="string">
            <text:p text:style-name="P4">Projektteil</text:p>
          </table:table-cell>
          <table:table-cell table:style-name="Core.A1" office:value-type="string">
            <text:p text:style-name="P4">Angefangen</text:p>
          </table:table-cell>
          <table:table-cell table:style-name="Core.A1" office:value-type="string">
            <text:p text:style-name="P4">Kleinere Änderungen nötig</text:p>
          </table:table-cell>
          <table:table-cell table:style-name="Core.D1" office:value-type="string">
            <text:p text:style-name="P4">Fertig</text:p>
          </table:table-cell>
        </table:table-row>
        <table:table-row>
          <table:table-cell table:style-name="Core.A2" office:value-type="string">
            <text:p text:style-name="P3">Lauf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Spring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Duck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Block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Schlag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Weltbegrenzung Seit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Weltbegrenzung Bod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?Möglichkeit für mehrere Ebenen?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Fensterskalierung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ELO SYSTEM!!!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Netcode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Lebensbalken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>Zeit</text:p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  <table:table-row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A2" office:value-type="string">
            <text:p text:style-name="P3"/>
          </table:table-cell>
          <table:table-cell table:style-name="Core.D2" office:value-type="string">
            <text:p text:style-name="P3"/>
          </table:table-cell>
        </table:table-row>
      </table:table>
      <text:p text:style-name="P1">Wem noch was einfällt einfach einfüge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0T18:03:51.28</meta:creation-date>
    <dc:date>2015-12-10T18:23:57.18</dc:date>
    <meta:editing-duration>PT15M14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19" meta:word-count="32" meta:character-count="257"/>
  </office:meta>
</office:document-meta>
</file>